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.307cm" table:align="left"/>
    </style:style>
    <style:style style:name="Tableau2.A" style:family="table-column">
      <style:table-column-properties style:column-width="1.15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6233"/>
    </style:style>
    <style:style style:name="P2" style:family="paragraph" style:parent-style-name="Table_20_Contents">
      <style:paragraph-properties fo:text-align="center" style:justify-single-word="false"/>
      <style:text-properties officeooo:rsid="00036233" officeooo:paragraph-rsid="00036233"/>
    </style:style>
    <style:style style:name="P3" style:family="paragraph" style:parent-style-name="Table_20_Contents">
      <style:paragraph-properties fo:text-align="center" style:justify-single-word="false"/>
      <style:text-properties fo:language="fr" fo:country="FR" officeooo:rsid="00032305" officeooo:paragraph-rsid="00032305"/>
    </style:style>
    <style:style style:name="P4" style:family="paragraph" style:parent-style-name="Table_20_Contents">
      <style:paragraph-properties fo:text-align="center" style:justify-single-word="false"/>
      <style:text-properties fo:language="fr" fo:country="FR" officeooo:rsid="00036233" officeooo:paragraph-rsid="00036233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officeooo:rsid="00002a2f" officeooo:paragraph-rsid="00002a2f"/>
    </style:style>
    <style:style style:name="P7" style:family="paragraph" style:parent-style-name="Standard">
      <style:text-properties fo:language="fr" fo:country="FR" officeooo:rsid="00036233" officeooo:paragraph-rsid="00036233"/>
    </style:style>
    <style:style style:name="P8" style:family="paragraph" style:parent-style-name="Standard">
      <style:text-properties fo:language="fr" fo:country="FR" officeooo:rsid="0004b98d" officeooo:paragraph-rsid="0004b98d"/>
    </style:style>
    <style:style style:name="P9" style:family="paragraph" style:parent-style-name="Standard">
      <style:text-properties fo:language="fr" fo:country="FR" officeooo:rsid="00053bc0" officeooo:paragraph-rsid="00053bc0"/>
    </style:style>
    <style:style style:name="P10" style:family="paragraph" style:parent-style-name="Standard">
      <style:text-properties officeooo:rsid="00036233" officeooo:paragraph-rsid="00036233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02a2f"/>
    </style:style>
    <style:style style:name="T6" style:family="text">
      <style:text-properties style:text-position="super 58%"/>
    </style:style>
    <style:style style:name="T7" style:family="text">
      <style:text-properties officeooo:rsid="00053bc0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1" text:anchor-type="page" text:anchor-page-number="1" svg:x="2.223cm" svg:y="4.284cm" svg:width="11.116cm" svg:height="0.998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t2" text:anchor-type="page" text:anchor-page-number="1" svg:x="2.159cm" svg:y="5.535cm" svg:width="11.342cm" svg:height="0.998cm" draw:z-index="1">
        <draw:object xlink:href="./Object 2" xlink:type="simple" xlink:show="embed" xlink:actuate="onLoad"/>
        <draw:image xlink:href="./ObjectReplacements/Object 2" xlink:type="simple" xlink:show="embed" xlink:actuate="onLoad"/>
        <svg:desc>formule</svg:desc>
      </draw:frame>
      <draw:frame draw:style-name="fr1" draw:name="Objet3" text:anchor-type="page" text:anchor-page-number="1" svg:x="2.18cm" svg:y="6.782cm" svg:width="9.62cm" svg:height="0.998cm" draw:z-index="2">
        <draw:object xlink:href="./Object 3" xlink:type="simple" xlink:show="embed" xlink:actuate="onLoad"/>
        <draw:image xlink:href="./ObjectReplacements/Object 3" xlink:type="simple" xlink:show="embed" xlink:actuate="onLoad"/>
        <svg:desc>formule</svg:desc>
      </draw:frame>
      <draw:frame draw:style-name="fr1" draw:name="Objet4" text:anchor-type="page" text:anchor-page-number="1" svg:x="2.159cm" svg:y="8.031cm" svg:width="5.674cm" svg:height="0.998cm" draw:z-index="3">
        <draw:object xlink:href="./Object 4" xlink:type="simple" xlink:show="embed" xlink:actuate="onLoad"/>
        <draw:image xlink:href="./ObjectReplacements/Object 4" xlink:type="simple" xlink:show="embed" xlink:actuate="onLoad"/>
        <svg:desc>formule</svg:desc>
      </draw:frame>
      <draw:frame draw:style-name="fr1" draw:name="Objet5" text:anchor-type="page" text:anchor-page-number="1" svg:x="2.159cm" svg:y="9.28cm" svg:width="5.196cm" svg:height="0.998cm" draw:z-index="4">
        <draw:object xlink:href="./Object 5" xlink:type="simple" xlink:show="embed" xlink:actuate="onLoad"/>
        <draw:image xlink:href="./ObjectReplacements/Object 5" xlink:type="simple" xlink:show="embed" xlink:actuate="onLoad"/>
        <svg:desc>formule</svg:desc>
      </draw:frame>
      <draw:frame draw:style-name="fr1" draw:name="Objet6" text:anchor-type="page" text:anchor-page-number="1" svg:x="5.355cm" svg:y="17.276cm" svg:width="4.842cm" svg:height="0.998cm" draw:z-index="5">
        <draw:object xlink:href="./Object 6" xlink:type="simple" xlink:show="embed" xlink:actuate="onLoad"/>
        <draw:image xlink:href="./ObjectReplacements/Object 6" xlink:type="simple" xlink:show="embed" xlink:actuate="onLoad"/>
      </draw:frame>
      <text:p text:style-name="P5"/>
      <text:p text:style-name="P6">Exercice 3</text:p>
      <text:p text:style-name="P6"/>
      <text:p text:style-name="P7">1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5">2</text:span><text:span text:style-name="T4">)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réquence</text:p>
          </table:table-cell>
          <table:table-cell table:style-name="Tableau1.B1" office:value-type="string">
            <text:p text:style-name="P3">fréquence cumulée</text:p>
          </table:table-cell>
        </table:table-row>
        <table:table-row>
          <table:table-cell table:style-name="Tableau1.A2" table:formula="ooow:9/92" office:value-type="float" office:value="0.0978260869565217">
            <text:p text:style-name="P4">0,098</text:p>
          </table:table-cell>
          <table:table-cell table:style-name="Tableau1.B2" office:value-type="float" office:value="0.098">
            <text:p text:style-name="P4">0,098</text:p>
          </table:table-cell>
        </table:table-row>
        <table:table-row>
          <table:table-cell table:style-name="Tableau1.A2" table:formula="ooow:26/92" office:value-type="float" office:value="0.282608695652174">
            <text:p text:style-name="P4">0,283</text:p>
          </table:table-cell>
          <table:table-cell table:style-name="Tableau1.B2" table:formula="ooow:&lt;A3&gt;+&lt;B2&gt;" office:value-type="float" office:value="0.380608695652174">
            <text:p text:style-name="P4">0,381</text:p>
          </table:table-cell>
        </table:table-row>
        <table:table-row>
          <table:table-cell table:style-name="Tableau1.A2" table:formula="ooow:19/92" office:value-type="float" office:value="0.206521739130435">
            <text:p text:style-name="P4">0,207</text:p>
          </table:table-cell>
          <table:table-cell table:style-name="Tableau1.B2" table:formula="ooow:&lt;A4&gt;+&lt;B3&gt;" office:value-type="float" office:value="0.587130434782609">
            <text:p text:style-name="P4">0,587</text:p>
          </table:table-cell>
        </table:table-row>
        <table:table-row>
          <table:table-cell table:style-name="Tableau1.A2" table:formula="ooow:24/92" office:value-type="float" office:value="0.260869565217391">
            <text:p text:style-name="P4">0,261</text:p>
          </table:table-cell>
          <table:table-cell table:style-name="Tableau1.B2" table:formula="ooow:&lt;A5&gt;+&lt;B4&gt;" office:value-type="float" office:value="0.848">
            <text:p text:style-name="P4">0,848</text:p>
          </table:table-cell>
        </table:table-row>
        <table:table-row>
          <table:table-cell table:style-name="Tableau1.A2" table:formula="ooow:14/92" office:value-type="float" office:value="0.152173913043478">
            <text:p text:style-name="P4">0,152</text:p>
          </table:table-cell>
          <table:table-cell table:style-name="Tableau1.B2" table:formula="ooow:&lt;A6&gt;+&lt;B5&gt;" office:value-type="float" office:value="1.00017391304348">
            <text:p text:style-name="P4">1,000</text:p>
          </table:table-cell>
        </table:table-row>
      </table:table>
      <text:p text:style-name="P6"/>
      <text:p text:style-name="P6"/>
      <text:p text:style-name="P7">(40 ; 0,379)</text:p>
      <text:p text:style-name="P7">(45,79 ; 0,5)</text:p>
      <text:p text:style-name="P7">(x;0,585)<text:tab/>47,85 = x-40 / 0,206 &lt;=&gt; 9,85 = x-40 </text:p>
      <text:p text:style-name="P7">x= 49,85 ~ 50</text:p>
      <text:p text:style-name="P7"/>
      <text:p text:style-name="P7">3)</text:p>
      <text:p text:style-name="P7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<draw:frame draw:style-name="fr2" draw:name="Objet7" text:anchor-type="paragraph" svg:x="5.249cm" svg:y="0.231cm" svg:width="12.158cm" svg:height="6.84cm" draw:z-index="6"><draw:object xlink:href="./Object 7" xlink:type="simple" xlink:show="embed" xlink:actuate="onLoad"/><draw:image xlink:href="./ObjectReplacements/Object 7" xlink:type="simple" xlink:show="embed" xlink:actuate="onLoad"/></draw:frame>a<text:span text:style-name="T2">i</text:span></text:p>
          </table:table-cell>
          <table:table-cell table:style-name="Tableau2.B1" office:value-type="string">
            <text:p text:style-name="P2">h<text:span text:style-name="T1">i</text:span><text:span text:style-name="T3"> ( f</text:span><text:span text:style-name="T1">i </text:span><text:span text:style-name="T3">/ a</text:span><text:span text:style-name="T1">i </text:span><text:span text:style-name="T3">)</text:span></text:p>
          </table:table-cell>
        </table:table-row>
        <table:table-row>
          <table:table-cell table:style-name="Tableau2.A2" office:value-type="float" office:value="10">
            <text:p text:style-name="P2">10</text:p>
          </table:table-cell>
          <table:table-cell table:style-name="Tableau2.B2" table:formula="ooow:&lt;Tableau1.A2&gt;/&lt;A2&gt;*100" office:value-type="float" office:value="0.97826086956522">
            <text:p text:style-name="P1">0,98</text:p>
          </table:table-cell>
        </table:table-row>
        <table:table-row>
          <table:table-cell table:style-name="Tableau2.A3" office:value-type="string">
            <text:p text:style-name="P2">20</text:p>
          </table:table-cell>
          <table:table-cell table:style-name="Tableau2.B2" table:formula="ooow:&lt;Tableau1.A3&gt;/&lt;A3&gt;*100" office:value-type="float" office:value="1.41304347826087">
            <text:p text:style-name="P1">1,41</text:p>
          </table:table-cell>
        </table:table-row>
        <table:table-row>
          <table:table-cell table:style-name="Tableau2.A4" office:value-type="string">
            <text:p text:style-name="P2">10</text:p>
          </table:table-cell>
          <table:table-cell table:style-name="Tableau2.B2" table:formula="ooow:&lt;Tableau1.A4&gt;/&lt;A4&gt;*100" office:value-type="float" office:value="2.06521739130435">
            <text:p text:style-name="P1">2,07</text:p>
          </table:table-cell>
        </table:table-row>
        <table:table-row>
          <table:table-cell table:style-name="Tableau2.A5" office:value-type="string">
            <text:p text:style-name="P2">30</text:p>
          </table:table-cell>
          <table:table-cell table:style-name="Tableau2.B2" table:formula="ooow:&lt;Tableau1.A5&gt;/&lt;A5&gt;*100" office:value-type="float" office:value="0.869565217391303">
            <text:p text:style-name="P1">0,87</text:p>
          </table:table-cell>
        </table:table-row>
        <table:table-row>
          <table:table-cell table:style-name="Tableau2.A6" office:value-type="string">
            <text:p text:style-name="P2">20</text:p>
          </table:table-cell>
          <table:table-cell table:style-name="Tableau2.B2" table:formula="ooow:&lt;Tableau1.A6&gt;/&lt;A6&gt;*100" office:value-type="float" office:value="0.76086956521739">
            <text:p text:style-name="P1">0,76</text:p>
          </table:table-cell>
        </table:table-row>
      </table:table>
      <text:p text:style-name="P7"/>
      <text:p text:style-name="P8"/>
      <text:p text:style-name="P8"/>
      <text:p text:style-name="P8"><text:soft-page-break/>1<text:span text:style-name="T6">er</text:span> Quartile : appartient à [20,40<text:span text:style-name="T7">[</text:span></text:p>
      <text:p text:style-name="P8">(20;0,098) ; (Q1;0,25) ; (40;0,381)</text:p>
      <text:p text:style-name="P8"><draw:frame draw:style-name="fr3" draw:name="Objet8" text:anchor-type="as-char" svg:y="-0.619cm" svg:width="6.454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9">Q1 = 20 + 0,153 *10/0,282 = 30,8</text:p>
      <text:p text:style-name="P9"/>
      <text:p text:style-name="P9">3ème quartile : appartient à [50;80[</text:p>
      <text:p text:style-name="P9">(50;0,587) ; (Q3 ; 0,75) ; (80 ; 0,845)</text:p>
      <text:p text:style-name="P9"/>
      <text:p text:style-name="P9"><draw:frame draw:style-name="fr3" draw:name="Objet9" text:anchor-type="as-char" svg:y="-0.619cm" svg:width="6.459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9"/>
      <text:p text:style-name="P9">Q3 = 50+0,163 * 30 / 0,258 = 69,0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1-30T16:03:02.760000000</dc:date>
    <meta:editing-duration>PT1H7M33S</meta:editing-duration>
    <meta:editing-cycles>6</meta:editing-cycles>
    <meta:document-statistic meta:table-count="2" meta:image-count="0" meta:object-count="9" meta:page-count="2" meta:paragraph-count="40" meta:word-count="98" meta:character-count="435" meta:non-whitespace-character-count="373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n>92</mn>
        </mfrac>
      </mrow>
      <mrow>
        <mrow>
          <mo fence="true" stretchy="false">[</mo>
          <mrow>
            <mrow>
              <mrow>
                <mn>9</mn>
                <mo stretchy="false">×</mo>
                <mn>15</mn>
              </mrow>
              <mo stretchy="false">+</mo>
              <mrow>
                <mn>26</mn>
                <mo stretchy="false">×</mo>
                <mn>30</mn>
              </mrow>
              <mo stretchy="false">+</mo>
              <mrow>
                <mn>19</mn>
                <mo stretchy="false">×</mo>
                <mfrac>
                  <mrow>
                    <mn>40</mn>
                    <mo stretchy="false">+</mo>
                    <mi>x</mi>
                  </mrow>
                  <mn>2</mn>
                </mfrac>
              </mrow>
              <mo stretchy="false">+</mo>
              <mrow>
                <mn>24</mn>
                <mo stretchy="false">×</mo>
                <mfrac>
                  <mrow>
                    <mn>80</mn>
                    <mo stretchy="false">+</mo>
                    <mi>x</mi>
                  </mrow>
                  <mn>2</mn>
                </mfrac>
              </mrow>
              <mo stretchy="false">+</mo>
              <mrow>
                <mn>14</mn>
                <mo stretchy="false">∗</mo>
                <mn>90</mn>
              </mrow>
            </mrow>
          </mrow>
          <mo fence="true" stretchy="false">]</mo>
        </mrow>
        <mo stretchy="false">=</mo>
        <mn>49,89</mn>
      </mrow>
    </mrow>
    <annotation encoding="StarMath 5.0">bar x= 1 over92[ 9 times 15 + 26 times 30 + 19 times {{40+x} over {2}} +24 times { {80 +x}over2 }+14*90]=49,89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o fence="true" stretchy="false">[</mo>
        <mrow>
          <mrow>
            <mrow>
              <mn>9</mn>
              <mo stretchy="false">×</mo>
              <mn>15</mn>
            </mrow>
            <mo stretchy="false">+</mo>
            <mrow>
              <mn>26</mn>
              <mo stretchy="false">×</mo>
              <mn>30</mn>
            </mrow>
            <mo stretchy="false">+</mo>
            <mrow>
              <mn>19</mn>
              <mo stretchy="false">×</mo>
              <mfrac>
                <mrow>
                  <mn>40</mn>
                  <mo stretchy="false">+</mo>
                  <mi>x</mi>
                </mrow>
                <mn>2</mn>
              </mfrac>
            </mrow>
            <mo stretchy="false">+</mo>
            <mrow>
              <mn>24</mn>
              <mo stretchy="false">×</mo>
              <mfrac>
                <mrow>
                  <mn>80</mn>
                  <mo stretchy="false">+</mo>
                  <mi>x</mi>
                </mrow>
                <mn>2</mn>
              </mfrac>
            </mrow>
            <mo stretchy="false">+</mo>
            <mrow>
              <mn>14</mn>
              <mo stretchy="false">∗</mo>
              <mn>90</mn>
            </mrow>
          </mrow>
        </mrow>
        <mo fence="true" stretchy="false">]</mo>
      </mrow>
      <mo stretchy="false">=</mo>
      <mrow>
        <mn>49,89</mn>
        <mo stretchy="false">×</mo>
        <mn>92</mn>
      </mrow>
    </mrow>
    <annotation encoding="StarMath 5.0">bar x=[ 9 times 15 + 26 times 30 + 19 times {{40+x} over {2}} +24 times { {80 +x}over2 }+14*90]=49,89 times92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row>
          <mn>135</mn>
          <mo stretchy="false">+</mo>
          <mn>780</mn>
          <mo stretchy="false">+</mo>
          <mn>380</mn>
          <mo stretchy="false">+</mo>
          <mn>19</mn>
        </mrow>
      </mrow>
      <mrow>
        <mfrac>
          <mi>x</mi>
          <mn>2</mn>
        </mfrac>
        <mo stretchy="false">+</mo>
        <mn>960</mn>
        <mo stretchy="false">+</mo>
        <mn>24</mn>
      </mrow>
      <mrow>
        <mrow>
          <mfrac>
            <mi>x</mi>
            <mn>2</mn>
          </mfrac>
          <mo stretchy="false">+</mo>
          <mn>1260</mn>
        </mrow>
        <mo stretchy="false">=</mo>
        <mrow>
          <mn>49,89</mn>
          <mo stretchy="false">×</mo>
          <mn>92</mn>
        </mrow>
      </mrow>
    </mrow>
    <annotation encoding="StarMath 5.0">bar x=135 + 780 + 380 + 19x over 2 + 960 + 24x over 2+ 1260=49,89 times92</annotation>
  </semantics>
</math>
</file>

<file path=Object 4/content.xml><?xml version="1.0" encoding="utf-8"?>
<math xmlns="http://www.w3.org/1998/Math/MathML" display="block">
  <semantics>
    <mrow>
      <mn>43</mn>
      <mrow>
        <mfrac>
          <mi>x</mi>
          <mn>2</mn>
        </mfrac>
        <mo stretchy="false">=</mo>
        <mrow>
          <mn>4589,88</mn>
          <mo stretchy="false">−</mo>
          <mn>3515</mn>
        </mrow>
        <mo stretchy="false">=</mo>
        <mn>1074,88</mn>
      </mrow>
    </mrow>
    <annotation encoding="StarMath 5.0">43x over 2 = 4589,88-3515 = 1074,88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frac>
          <mrow>
            <mn>1074,88</mn>
            <mo stretchy="false">∗</mo>
            <mn>2</mn>
          </mrow>
          <mn>43</mn>
        </mfrac>
        <mo stretchy="false">=</mo>
        <mn>49,99.</mn>
      </mrow>
      <mrow>
        <mn>..</mn>
        <mo stretchy="false">≈</mo>
        <mn>50</mn>
      </mrow>
    </mrow>
    <annotation encoding="StarMath 5.0">x = 1074,88 * 2 over 43 = 49,99... approx 50</annotation>
  </semantics>
</math>
</file>

<file path=Object 6/content.xml><?xml version="1.0" encoding="utf-8"?>
<math xmlns="http://www.w3.org/1998/Math/MathML" display="block">
  <semantics>
    <mrow>
      <mfrac>
        <mrow>
          <mn>45,79</mn>
          <mo stretchy="false">−</mo>
          <mn>40</mn>
        </mrow>
        <mrow>
          <mn>0,5</mn>
          <mo stretchy="false">−</mo>
          <mn>0,379</mn>
        </mrow>
      </mfrac>
      <mo stretchy="false">=</mo>
      <mfrac>
        <mrow>
          <mi>x</mi>
          <mo stretchy="false">−</mo>
          <mn>40</mn>
        </mrow>
        <mrow>
          <mn>0,585</mn>
          <mo stretchy="false">−</mo>
          <mn>0,379</mn>
        </mrow>
      </mfrac>
    </mrow>
    <annotation encoding="StarMath 5.0">{45,79-40} over {0,5-0,379}  = { x-40 } over { 0,585-0,379 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58cm" svg:height="6.84cm" xlink:href="." xlink:type="simple" chart:class="chart:bar" chart:style-name="ch1">
        <chart:legend chart:legend-position="end" svg:x="10.323cm" svg:y="2.11cm" style:legend-expansion="high" chart:style-name="ch2"/>
        <chart:plot-area chart:style-name="ch3" chart:data-source-has-labels="both" svg:x="0.243cm" svg:y="0.136cm" svg:width="9.837cm" svg:height="6.568cm">
          <chartooo:coordinate-region svg:x="0.981cm" svg:y="0.338cm" svg:width="9.099cm" svg:height="5.713cm"/>
          <chart:axis chart:dimension="x" chart:name="primary-x" chart:style-name="ch4" chartooo:axis-type="auto">
            <chartooo:date-scale/>
            <chart:categories table:cell-range-address="local-table.$A$2:.$A$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20</text:p>
              </table:table-cell>
              <table:table-cell office:value-type="string">
                <text:p>20-40</text:p>
              </table:table-cell>
              <table:table-cell office:value-type="string">
                <text:p>40-50</text:p>
              </table:table-cell>
              <table:table-cell office:value-type="string">
                <text:p>50-80</text:p>
              </table:table-cell>
              <table:table-cell office:value-type="string">
                <text:p>80-100</text:p>
              </table:table-cell>
            </table:table-row>
          </table:table-header-rows>
          <table:table-rows>
            <table:table-row>
              <table:table-cell office:value-type="string">
                <text:p>ai</text:p>
              </table:table-cell>
              <table:table-cell office:value-type="float" office:value="0.98">
                <text:p>0.98</text:p>
              </table:table-cell>
              <table:table-cell office:value-type="float" office:value="1.41">
                <text:p>1.41</text:p>
              </table:table-cell>
              <table:table-cell office:value-type="float" office:value="2.07">
                <text:p>2.07</text:p>
              </table:table-cell>
              <table:table-cell office:value-type="float" office:value="0.87">
                <text:p>0.87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frac>
        <mrow>
          <mi>Q</mi>
          <mrow>
            <mn>1</mn>
            <mo stretchy="false">−</mo>
            <mn>20</mn>
          </mrow>
        </mrow>
        <mrow>
          <mn>0,25</mn>
          <mo stretchy="false">−</mo>
          <mn>0,097</mn>
        </mrow>
      </mfrac>
      <mo stretchy="false">=</mo>
      <mfrac>
        <mrow>
          <mn>40</mn>
          <mo stretchy="false">−</mo>
          <mn>20</mn>
        </mrow>
        <mrow>
          <mn>0,379</mn>
          <mo stretchy="false">−</mo>
          <mn>0,097</mn>
        </mrow>
      </mfrac>
      <mo stretchy="false">=</mo>
      <mfrac>
        <mn>10</mn>
        <mn>0,282</mn>
      </mfrac>
    </mrow>
    <annotation encoding="StarMath 5.0">{Q1-20} over {0,25-0,097} = {40-20} over {0,379-0,097} = 10 over 0,282
</annotation>
  </semantics>
</math>
</file>

<file path=Object 9/content.xml><?xml version="1.0" encoding="utf-8"?>
<math xmlns="http://www.w3.org/1998/Math/MathML" display="block">
  <semantics>
    <mrow>
      <mfrac>
        <mrow>
          <mi>Q</mi>
          <mrow>
            <mn>3</mn>
            <mo stretchy="false">−</mo>
            <mn>50</mn>
          </mrow>
        </mrow>
        <mrow>
          <mn>0,75</mn>
          <mo stretchy="false">−</mo>
          <mn>0,587</mn>
        </mrow>
      </mfrac>
      <mo stretchy="false">=</mo>
      <mfrac>
        <mrow>
          <mn>80</mn>
          <mo stretchy="false">−</mo>
          <mn>50</mn>
        </mrow>
        <mrow>
          <mn>0,845</mn>
          <mo stretchy="false">−</mo>
          <mn>0,587</mn>
        </mrow>
      </mfrac>
      <mo stretchy="false">=</mo>
      <mfrac>
        <mn>30</mn>
        <mn>0,258</mn>
      </mfrac>
    </mrow>
    <annotation encoding="StarMath 5.0">{Q3-50} over {0,75-0,587} = {80-50} over {0,845-0,587} = 30 over 0,258
</annotation>
  </semantics>
</math>
</file>